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53F0000019C0EA4D1F4B233CE9A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4.6cm" svg:x="0.017cm" svg:y="0.416cm">
          <draw:image xlink:href="Pictures/100002010000053F0000019C0EA4D1F4B233CE9A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1-02-10T08:29:23.071478282</dc:date>
    <meta:editing-duration>PT2M18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